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>
        <style:tab-stops>
          <style:tab-stop style:position="15.452cm"/>
        </style:tab-stops>
      </style:paragraph-properties>
    </style:style>
    <style:style style:name="P2" style:family="paragraph">
      <loext:graphic-properties draw:fill="solid" draw:fill-color="#939393" draw:opacity="50%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solid" draw:fill-color="#939393" draw:opacity="0%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en" fo:country="IN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WenQuanYi Zen Hei Sharp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style:text-properties fo:color="#000000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000000" fo:hyphenate="false"/>
    </style:style>
    <style:style style:name="P8" style:family="paragraph">
      <loext:graphic-properties draw:fill="solid" draw:fill-color="#939393" draw:opacity="100%"/>
      <style:text-properties fo:color="#000000"/>
    </style:style>
    <style:style style:name="P9" style:family="paragraph">
      <loext:graphic-properties draw:fill-color="#939393" draw:opacity="0%"/>
    </style:style>
    <style:style style:name="P10" style:family="paragraph">
      <loext:graphic-properties draw:opacity="0%"/>
    </style:style>
    <style:style style:name="P11" style:family="paragraph">
      <loext:graphic-properties draw:fill="solid" draw:fill-color="#939393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 Sharp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 Sharp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text-properties fo:font-size="11pt" style:font-size-asian="11pt" style:font-size-complex="11pt"/>
    </style:style>
    <style:style style:name="P16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en" fo:country="IN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WenQuanYi Zen Hei Sharp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 Sharp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.5pt" style:font-size-asian="10.5pt" style:font-size-complex="10.5pt"/>
    </style:style>
    <style:style style:name="gr1" style:family="graphic">
      <style:graphic-properties draw:stroke="solid" svg:stroke-color="#000000" draw:fill="solid" draw:fill-color="#939393" draw:opacity="50%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939393" draw:opacity="0%" draw:textarea-vertical-align="middle" fo:min-height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8cm" svg:stroke-color="#000000" draw:marker-start-width="0.395cm" draw:marker-end="Arrow" draw:marker-end-width="0.21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939393" draw:opacity="100%" draw:textarea-vertical-align="middle" fo:min-height="1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35cm" svg:stroke-color="#1f001f" draw:marker-start-width="0.406cm" draw:marker-end-width="0.406cm" draw:fill-color="#939393" draw:opacity="0%" draw:textarea-horizontal-align="justify" draw:textarea-vertical-align="middle" draw:auto-grow-height="false" fo:min-height="1.235cm" fo:min-width="2.3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8cm" svg:stroke-color="#000000" draw:marker-start-width="0.395cm" draw:marker-end-width="0.395cm" draw:opacity="0%" draw:textarea-horizontal-align="justify" draw:textarea-vertical-align="middle" draw:auto-grow-height="false" fo:min-height="1.27cm" fo:min-width="3.30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28cm" svg:stroke-color="#000000" draw:marker-start-width="0.395cm" draw:marker-end-width="0.395cm" draw:opacity="0%" draw:textarea-horizontal-align="justify" draw:textarea-vertical-align="middle" draw:auto-grow-height="false" fo:min-height="1.244cm" fo:min-width="3.20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28cm" svg:stroke-color="#000000" draw:marker-start-width="0.395cm" draw:marker-end-width="0.395cm" draw:opacity="0%" draw:textarea-horizontal-align="justify" draw:textarea-vertical-align="middle" draw:auto-grow-height="false" fo:min-height="1.244cm" fo:min-width="3.44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939393" draw:textarea-vertical-align="middle" fo:min-height="1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939393" draw:textarea-vertical-align="middle" fo:min-height="1.24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solid" draw:fill-color="#939393" draw:textarea-vertical-align="middle" fo:min-height="1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28cm" svg:stroke-color="#000000" draw:marker-start-width="0.395cm" draw:marker-end-width="0.395cm" draw:opacity="0%" draw:textarea-horizontal-align="justify" draw:textarea-vertical-align="middle" draw:auto-grow-height="false" fo:min-height="1.217cm" fo:min-width="3.28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028cm" svg:stroke-color="#000000" draw:marker-start-width="0.395cm" draw:marker-end-width="0.395cm" draw:opacity="0%" draw:textarea-horizontal-align="justify" draw:textarea-vertical-align="middle" draw:auto-grow-height="false" fo:min-height="1.217cm" fo:min-width="3.466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draw:textarea-vertical-align="middle" fo:min-height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solid" draw:fill-color="#939393" draw:textarea-vertical-align="middle" fo:min-height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5.8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5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5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5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6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6.9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7.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14" draw:name="Shape15" draw:style-name="gr13" draw:text-style-name="P11" svg:width="3.202cm" svg:height="1.244cm" svg:x="4.861cm" svg:y="3.159cm"><draw:text-box><text:p text:style-name="P3"><text:span text:style-name="T3">System Design</text:span></text:p></draw:text-box></draw:frame><draw:frame text:anchor-type="paragraph" draw:z-index="0" draw:name="Shape1" draw:style-name="gr1" draw:text-style-name="P2" svg:width="8.15cm" svg:height="1.482cm" svg:x="3.829cm" svg:y="-0.861cm"><draw:text-box><text:p/></draw:text-box></draw:frame><draw:frame text:anchor-type="paragraph" draw:z-index="1" draw:name="Shape2" draw:style-name="gr2" draw:text-style-name="P4" svg:width="8.494cm" svg:height="1.694cm" svg:x="3.618cm" svg:y="-1.072cm"><draw:text-box draw:corner-radius="1.376cm"><text:p text:style-name="P3"><text:span text:style-name="T1">Restaurant Management System</text:span></text:p></draw:text-box></draw:frame><draw:line text:anchor-type="paragraph" draw:z-index="2" draw:name="Shape3" draw:style-name="gr3" draw:text-style-name="P5" svg:x1="8.063cm" svg:y1="0.621cm" svg:x2="8.063cm" svg:y2="2.129cm"><text:p/></draw:line><draw:polygon text:anchor-type="paragraph" draw:z-index="3" draw:name="Shape4" draw:style-name="gr4" draw:text-style-name="P5" svg:width="0cm" svg:height="0cm" svg:x="18.911cm" svg:y="2.023cm" svg:viewBox="0 0 0 0" draw:points="0,0"><text:p/></draw:polygon><draw:line text:anchor-type="paragraph" draw:z-index="4" draw:name="Shape5" draw:style-name="gr5" draw:text-style-name="P5" svg:x1="8.063cm" svg:y1="2.129cm" svg:x2="18.911cm" svg:y2="2.023cm"><text:p/></draw:line><draw:line text:anchor-type="paragraph" draw:z-index="5" draw:name="Shape6" draw:style-name="gr5" draw:text-style-name="P5" svg:x1="8.063cm" svg:y1="2.129cm" svg:x2="-1.912cm" svg:y2="2.18cm"><text:p/></draw:line><draw:line text:anchor-type="paragraph" draw:z-index="6" draw:name="Shape7" draw:style-name="gr3" draw:text-style-name="P5" svg:x1="-1.383cm" svg:y1="2.18cm" svg:x2="-1.383cm" svg:y2="3.185cm"><text:p/></draw:line><draw:frame text:anchor-type="paragraph" draw:z-index="7" draw:name="Shape8" draw:style-name="gr6" draw:text-style-name="P8" svg:width="2.391cm" svg:height="1.271cm" svg:x="-2.018cm" svg:y="3.133cm"><draw:text-box><text:p text:style-name="P6"><text:span text:style-name="T2">Project </text:span></text:p><text:p text:style-name="P7"><text:span text:style-name="T2">Management</text:span></text:p></draw:text-box></draw:frame><draw:custom-shape text:anchor-type="paragraph" draw:z-index="8" draw:name="Shape9" draw:style-name="gr7" draw:text-style-name="P9" svg:width="2.391cm" svg:height="1.271cm" svg:x="-2cm" svg:y="3.133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name="Shape10" draw:style-name="gr8" draw:text-style-name="P10" svg:width="3.308cm" svg:height="1.271cm" svg:x="0.998cm" svg:y="3.133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name="Shape11" draw:style-name="gr9" draw:text-style-name="P10" svg:width="3.202cm" svg:height="1.244cm" svg:x="4.861cm" svg:y="3.159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name="Shape12" draw:style-name="gr10" draw:text-style-name="P10" svg:width="3.44cm" svg:height="1.244cm" svg:x="8.274cm" svg:y="3.186cm"><text:p/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2" draw:name="Shape13" draw:style-name="gr11" draw:text-style-name="P11" svg:width="3.308cm" svg:height="1.271cm" svg:x="0.998cm" svg:y="3.133cm"><draw:text-box><text:p text:style-name="P3"><text:span text:style-name="T3">Requirements Gathering</text:span></text:p></draw:text-box></draw:frame><draw:frame text:anchor-type="paragraph" draw:z-index="13" draw:name="Shape14" draw:style-name="gr12" draw:text-style-name="P12" svg:width="3.202cm" svg:height="1.033cm" svg:x="4.861cm" svg:y="3.371cm"><draw:text-box><text:p/></draw:text-box></draw:frame><draw:frame text:anchor-type="paragraph" draw:z-index="15" draw:name="Shape16" draw:style-name="gr14" draw:text-style-name="P11" svg:width="3.44cm" svg:height="1.244cm" svg:x="8.274cm" svg:y="3.186cm"><draw:text-box><text:p text:style-name="P3"><text:span text:style-name="T3">Development</text:span></text:p></draw:text-box></draw:frame><draw:custom-shape text:anchor-type="paragraph" draw:z-index="16" draw:name="Shape17" draw:style-name="gr15" draw:text-style-name="P10" svg:width="3.282cm" svg:height="1.218cm" svg:x="11.926cm" svg:y="3.186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name="Shape18" draw:style-name="gr16" draw:text-style-name="P10" svg:width="3.467cm" svg:height="1.218cm" svg:x="15.392cm" svg:y="3.159cm"><text:p/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8" draw:name="Shape19" draw:style-name="gr17" draw:text-style-name="P13" svg:width="3.282cm" svg:height="1.218cm" svg:x="11.926cm" svg:y="3.186cm"><draw:text-box><text:p/></draw:text-box></draw:frame><draw:frame text:anchor-type="paragraph" draw:z-index="19" draw:name="Shape20" draw:style-name="gr18" draw:text-style-name="P11" svg:width="3.282cm" svg:height="1.218cm" svg:x="11.926cm" svg:y="3.186cm"><draw:text-box><text:p text:style-name="P3"><text:span text:style-name="T3">Testing</text:span></text:p></draw:text-box></draw:frame><draw:frame text:anchor-type="paragraph" draw:z-index="20" draw:name="Shape21" draw:style-name="gr18" draw:text-style-name="P11" svg:width="3.467cm" svg:height="1.218cm" svg:x="15.392cm" svg:y="3.159cm"><draw:text-box><text:p text:style-name="P3"><text:span text:style-name="T3">Support and Maintenance</text:span></text:p></draw:text-box></draw:frame><draw:line text:anchor-type="paragraph" draw:z-index="21" draw:name="Shape22" draw:style-name="gr3" draw:text-style-name="P5" svg:x1="2.745cm" svg:y1="2.129cm" svg:x2="2.745cm" svg:y2="3.133cm"><text:p/></draw:line><draw:line text:anchor-type="paragraph" draw:z-index="22" draw:name="Shape23" draw:style-name="gr3" draw:text-style-name="P5" svg:x1="6.449cm" svg:y1="2.129cm" svg:x2="6.449cm" svg:y2="3.159cm"><text:p/></draw:line><draw:line text:anchor-type="paragraph" draw:z-index="23" draw:name="Shape24" draw:style-name="gr3" draw:text-style-name="P5" svg:x1="10.021cm" svg:y1="2.129cm" svg:x2="10.021cm" svg:y2="3.186cm"><text:p/></draw:line><draw:line text:anchor-type="paragraph" draw:z-index="24" draw:name="Shape25" draw:style-name="gr3" draw:text-style-name="P5" svg:x1="13.619cm" svg:y1="2.023cm" svg:x2="13.619cm" svg:y2="3.185cm"><text:p/></draw:line><draw:line text:anchor-type="paragraph" draw:z-index="25" draw:name="Shape26" draw:style-name="gr3" draw:text-style-name="P5" svg:x1="17.032cm" svg:y1="2.023cm" svg:x2="17.085cm" svg:y2="3.159cm"><text:p/></draw:line><draw:frame text:anchor-type="paragraph" draw:z-index="26" draw:name="Shape27" draw:style-name="gr19" draw:text-style-name="P12" svg:width="0.027cm" svg:height="0.489cm" svg:x="-1.833cm" svg:y="4.403cm"><draw:text-box><text:p/></draw:text-box></draw:frame><draw:frame text:anchor-type="paragraph" draw:z-index="27" draw:name="Shape28" draw:style-name="gr20" draw:text-style-name="P15" svg:width="2.223cm" svg:height="5.804cm" svg:x="-1.833cm" svg:y="4.641cm"><draw:text-box><text:p text:style-name="P14"><text:span text:style-name="T4">1)Define project scope and objectives</text:span></text:p><text:p text:style-name="P14"><text:span text:style-name="T4">2) Develop project plan</text:span></text:p><text:p text:style-name="P14"><text:span text:style-name="T4">3) Allocate resources</text:span></text:p><text:p text:style-name="P14"><text:span text:style-name="T4">4) Monitor project progress</text:span></text:p><text:p text:style-name="P14"><text:span text:style-name="T4">5)Manage project risks</text:span></text:p></draw:text-box></draw:frame><draw:frame text:anchor-type="paragraph" draw:z-index="28" draw:name="Shape29" draw:style-name="gr21" draw:text-style-name="P15" svg:width="2.964cm" svg:height="5.213cm" svg:x="1.184cm" svg:y="4.614cm"><draw:text-box><text:p><text:span text:style-name="T4"><text:s/></text:span><text:span text:style-name="T4">1)Identify stakeholders</text:span></text:p><text:p><text:span text:style-name="T4"/></text:p><text:p><text:span text:style-name="T4"><text:s/></text:span><text:span text:style-name="T4">2)Gather functional and non-functional requirements</text:span></text:p><text:p><text:span text:style-name="T4"/></text:p><text:p><text:span text:style-name="T4"><text:s/></text:span><text:span text:style-name="T4">3 Document system specifications</text:span></text:p></draw:text-box></draw:frame><draw:frame text:anchor-type="paragraph" draw:z-index="29" draw:name="Shape30" draw:style-name="gr22" draw:text-style-name="P16" svg:width="2.885cm" svg:height="5.266cm" svg:x="5.126cm" svg:y="4.614cm"><draw:text-box><text:p><text:span text:style-name="T5"><text:s/></text:span><text:span text:style-name="T4">1)Design database schema</text:span></text:p><text:p><text:span text:style-name="T4"><text:s/></text:span><text:span text:style-name="T4">2) Define user interfaces</text:span></text:p><text:p><text:span text:style-name="T4">3)Determine system architecture</text:span></text:p><text:p><text:span text:style-name="T4">4) Create wireframes or mockups</text:span></text:p></draw:text-box></draw:frame><draw:frame text:anchor-type="paragraph" draw:z-index="30" draw:name="Shape31" draw:style-name="gr23" draw:text-style-name="P12" svg:width="2.885cm" svg:height="5.319cm" svg:x="8.539cm" svg:y="4.614cm"><draw:text-box><text:p/></draw:text-box></draw:frame><draw:frame text:anchor-type="paragraph" draw:z-index="31" draw:name="Shape32" draw:style-name="gr24" draw:text-style-name="P12" svg:width="3.123cm" svg:height="6.737cm" svg:x="8.539cm" svg:y="4.614cm"><draw:text-box><text:p>1)<text:span text:style-name="T4">Backend development (order management, inventory control, etc.)</text:span></text:p><text:p><text:span text:style-name="T4"><text:s/></text:span><text:span text:style-name="T4">2)Frontend development (user interface design, customer-facing features, etc.)</text:span></text:p><text:p><text:span text:style-name="T4"><text:s/></text:span><text:span text:style-name="T4">3)Integration with third-party systems (POS, online ordering platforms, etc.)</text:span></text:p></draw:text-box></draw:frame><draw:frame text:anchor-type="paragraph" draw:z-index="32" draw:name="Shape33" draw:style-name="gr25" draw:text-style-name="P12" svg:width="3.096cm" svg:height="6.906cm" svg:x="12.137cm" svg:y="4.614cm"><draw:text-box><text:p><text:s/>1)<text:span text:style-name="T4">Unit testing (testing individual components)</text:span></text:p><text:p><text:span text:style-name="T4">2)Integration testing (testing system as a whole)</text:span></text:p><text:p><text:span text:style-name="T4"><text:s/></text:span><text:span text:style-name="T4">3) User acceptance testing (testing by end-users)</text:span></text:p></draw:text-box></draw:frame><draw:frame text:anchor-type="paragraph" draw:z-index="33" draw:name="Shape34" draw:style-name="gr26" draw:text-style-name="P12" svg:width="3.123cm" svg:height="7.25cm" svg:x="15.603cm" svg:y="4.588cm"><draw:text-box><text:p><text:s/>1)<text:span text:style-name="T4">Provide ongoing technical support</text:span></text:p><text:p><text:span text:style-name="T4"><text:s/></text:span><text:span text:style-name="T4">2) Address user queries and issues</text:span></text:p><text:p><text:span text:style-name="T4">3)Perform system updates and maintenance task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6T14:31:27.621773914</meta:creation-date>
    <meta:generator>LibreOffice/5.3.6.1$Linux_X86_64 LibreOffice_project/30$Build-1</meta:generator>
    <dc:date>2024-02-06T15:56:32.790313192</dc:date>
    <meta:editing-duration>PT12M56S</meta:editing-duration>
    <meta:editing-cycles>4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